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0b58" officeooo:paragraph-rsid="001e0b58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1c17d" officeooo:paragraph-rsid="0021c17d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1c17d" officeooo:paragraph-rsid="0021c17d"/>
    </style:style>
    <style:style style:name="P23" style:family="paragraph" style:parent-style-name="Standard">
      <style:paragraph-properties fo:margin-left="2.501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e0b58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3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2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33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34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3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c5cf6"/>
    </style:style>
    <style:style style:name="P3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7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8" style:family="paragraph" style:parent-style-name="Standard">
      <style:paragraph-properties fo:margin-left="5.00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c17d" officeooo:paragraph-rsid="0021c17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e0b58"/>
    </style:style>
    <style:style style:name="P4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16383"/>
    </style:style>
    <style:style style:name="P46" style:family="paragraph" style:parent-style-name="Standard">
      <style:paragraph-properties fo:margin-left="6.253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7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2df84" officeooo:paragraph-rsid="00190bbb"/>
    </style:style>
    <style:style style:name="P48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1e0b58"/>
    </style:style>
    <style:style style:name="P49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  <style:style style:name="T4" style:family="text">
      <style:text-properties officeooo:rsid="001dfc4b"/>
    </style:style>
    <style:style style:name="T5" style:family="text">
      <style:text-properties officeooo:rsid="001e0b58"/>
    </style:style>
    <style:style style:name="T6" style:family="text">
      <style:text-properties officeooo:rsid="001f9832"/>
    </style:style>
    <style:style style:name="T7" style:family="text">
      <style:text-properties officeooo:rsid="00218609"/>
    </style:style>
    <style:style style:name="T8" style:family="text">
      <style:text-properties style:use-window-font-color="true" style:font-name="Calibri" fo:font-size="11pt" fo:font-weight="normal" fo:background-color="transparent" loext:char-shading-value="0" style:font-name-asian="Calibri" style:font-name-complex="Calibri"/>
    </style:style>
    <style:style style:name="T9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10" style:family="text">
      <style:text-properties officeooo:rsid="0022e4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7">vuole rimanere dentro casa</text:p>
      <text:p text:style-name="P10">kenny</text:p>
      <text:p text:style-name="P17">vuole uscire di casa</text:p>
      <text:p text:style-name="P11">oggetti</text:p>
      <text:p text:style-name="P17">powerup (da definire: pagine o oggetti) </text:p>
      <text:p text:style-name="P26">avvantaggiano la personalità raccoglie tale oggetto. Es: tempo turno maggiore, velocità movimento ecc..)</text:p>
      <text:p text:style-name="P2"/>
      <text:p text:style-name="P6">meccaniche</text:p>
      <text:p text:style-name="P2"/>
      <text:p text:style-name="P14"/>
      <text:p text:style-name="P9">personaggi</text:p>
      <text:p text:style-name="P20">bambino</text:p>
      <text:p text:style-name="P28">jhonny (stare)</text:p>
      <text:p text:style-name="P36">controlli</text:p>
      <text:p text:style-name="P44">gamepad (XBOX)</text:p>
      <text:p text:style-name="P48">MOVIMENTO stick SX</text:p>
      <text:p text:style-name="P48">CONFERMA A</text:p>
      <text:p text:style-name="P45">tastiera</text:p>
      <text:p text:style-name="P48">MOVIMENTO WASD</text:p>
      <text:p text:style-name="P48">CONFERMA -</text:p>
      <text:p text:style-name="P47"/>
      <text:p text:style-name="P27">kenny (uscire)</text:p>
      <text:p text:style-name="P35">si muove controller Stick <text:span text:style-name="T3">D</text:span>x <text:span text:style-name="T3">o FRECCE</text:span></text:p>
      <text:p text:style-name="P3"/>
      <text:p text:style-name="P18">mamma</text:p>
      <text:p text:style-name="P29">non implementata</text:p>
      <text:p text:style-name="P18">papà</text:p>
      <text:p text:style-name="P29">non implementato</text:p>
      <text:p text:style-name="P3"/>
      <text:p text:style-name="P9">luoghi</text:p>
      <text:p text:style-name="P18">casa</text:p>
      <text:p text:style-name="P31">pavimento</text:p>
      <text:p text:style-name="P37">il bambino ci può camminare (layer Pavimento e Walkable)</text:p>
      <text:p text:style-name="P29">scale</text:p>
      <text:p text:style-name="P37">arrivato all’ultimo scalino cambia piano (layer Walkable Scala e FineScala)</text:p>
      <text:p text:style-name="P29">port<text:span text:style-name="T5">e</text:span></text:p>
      <text:p text:style-name="P36">si aprono e si chiudono con il pulsante CONFERMA <text:span text:style-name="T6">(layer Porte)</text:span></text:p>
      <text:p text:style-name="P30">//<text:span text:style-name="T6">finestre</text:span></text:p>
      <text:p text:style-name="P36">//<text:span text:style-name="T7">si aprono, si chiudono e possono essere s/bloccate con CONFERMA</text:span></text:p>
      <text:p text:style-name="P29"/>
      <text:p text:style-name="P34"/>
      <text:p text:style-name="P2"/>
      <text:p text:style-name="P9">oggetti</text:p>
      <text:p text:style-name="P19">pagine o oggetti = powerup</text:p>
      <text:p text:style-name="P2"><text:soft-page-break/></text:p>
      <text:p text:style-name="P7">gameplay</text:p>
      <text:p text:style-name="P12">visuale dall’alto, <text:span text:style-name="T1">2 piani, giardino</text:span></text:p>
      <text:p text:style-name="P39"/>
      <text:p text:style-name="P40">audio</text:p>
      <text:p text:style-name="P13">usiamo diversifier <text:span text:style-name="T2">4’33”</text:span></text:p>
      <text:p text:style-name="P13"/>
      <text:p text:style-name="P13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3"/>
      <text:p text:style-name="P13"/>
      <text:p text:style-name="P13">lista della spesa:</text:p>
      <text:p text:style-name="P21">sfx:</text:p>
      <text:p text:style-name="P25">passi bambino (8 anni) parquet</text:p>
      <text:p text:style-name="P25">passi bambino (8 anni) erba</text:p>
      <text:p text:style-name="P25">orologgio</text:p>
      <text:p text:style-name="P25">russare dei genitori</text:p>
      <text:p text:style-name="P25">acqua che gocciola</text:p>
      <text:p text:style-name="P25">fauna varia</text:p>
      <text:p text:style-name="P25">piante e vento</text:p>
      <text:p text:style-name="P25">lampadina</text:p>
      <text:p text:style-name="P25">parquet</text:p>
      <text:p text:style-name="P24">rumore bianco di una casa di notte</text:p>
      <text:p text:style-name="P25"/>
      <text:p text:style-name="P41">grafica</text:p>
      <text:p text:style-name="P15">2d, usiamo “Tiled” come Level editor, le mappe sono di <text:span text:style-name="T10">25</text:span>x<text:span text:style-name="T10">25</text:span> tiles con risoluzione tiles di <text:span text:style-name="T10">192</text:span>*<text:span text:style-name="T10">192</text:span></text:p>
      <text:p text:style-name="P15"/>
      <text:p text:style-name="P42">storia</text:p>
      <text:p text:style-name="P16">vedi file “La Storia”</text:p>
      <text:p text:style-name="P16">TL DR: </text:p>
      <text:p text:style-name="P22"><text:span text:style-name="T9">Jhonny:</text:span><text:span text:style-name="T8"> Agorafobico</text:span></text:p>
      <text:p text:style-name="P32">Jhonny è un bambino tranquillo, calmo, a cui piace restare in casa, al sicuro della sua cameretta, con i suoi giochi, i suoi genitori, in un ambiente sicuro.<text:line-break/>Fuori è troppo ampio, troppo grande, troppo tutto…si sente perso.</text:p>
      <text:p text:style-name="P32">Ha paura.</text:p>
      <text:p text:style-name="P33"/>
      <text:p text:style-name="P33">stanze/oggetti</text:p>
      <text:p text:style-name="P38">Cucina</text:p>
      <text:p text:style-name="P46">La cucina è dove mamma e papà cucinano e mangiano con me.</text:p>
      <text:p text:style-name="P46">Dal forno escono biscotti caldi, la mamma mi stringe e mi dà tante coccole mentre siamo seduti a tavola.<text:line-break/>Mi fa sentire amato.</text:p>
      <text:p text:style-name="P46"/>
      <text:p text:style-name="P38">Cameretta</text:p>
      <text:p text:style-name="P46">La mia camera è il mio posto preferito della casa!</text:p>
      <text:p text:style-name="P46">Ci sono i miei giocattoli e le mie coperte calde, che mi avvolgono stretto.<text:line-break/>Una volta chiusa la porta, mi sento al sicuro.</text:p>
      <text:p text:style-name="P38"/>
      <text:p text:style-name="P38"><text:soft-page-break/>Sala</text:p>
      <text:p text:style-name="P46">Questo posto è…ok.<text:line-break/>Guardo la Tv con papà, seduto stretto a lui sul divano ogni domenica, ci divertiamo tantissimo parlare con lui, solo le grandi vetrate non mi piacciono…mi possono guardare da fuori.</text:p>
      <text:p text:style-name="P46">Mi fa sentire esposto….ma c’è papà. </text:p>
      <text:p text:style-name="P38">Bagno </text:p>
      <text:p text:style-name="P46">Le bolle, l’acqua calda, il profumo del sapone, i bagni con mamma o papà!<text:line-break/>Cosa non si può amare di questa stanza, così stretta e intima…la adoro.</text:p>
      <text:p text:style-name="P23"/>
      <text:p text:style-name="P43"/>
      <text:p text:style-name="P23">Kenny: Claustrofobico</text:p>
      <text:p text:style-name="P32">Kenny è vivace, estremamente espressivo ed estroverso, a cui piace correre libero, il cielo, il vento, il sole e gli insetti, senza limiti.<text:line-break/>Dentro si sente soffocare, stretto, imprigionato e senza via d’uscita.<text:line-break/>Ha paura.</text:p>
      <text:p text:style-name="P23"/>
      <text:p text:style-name="P33">stanze/oggetti</text:p>
      <text:p text:style-name="P38">Cucina: </text:p>
      <text:p text:style-name="P46">Questo posto è brutto…il forno brucia, il frigo è freddo, mamma mi tiene fermo tra le braccia, la sedia è scomoda…l’unica cosa bella è la finestra da cui posso vedere il cielo.<text:line-break/>Mi fa sentire in pericolo.</text:p>
      <text:p text:style-name="P38"/>
      <text:p text:style-name="P38">Cameretta Kenny: </text:p>
      <text:p text:style-name="P46">Io odio questo posto! I giocattoli mi fissano, le coperte mi soffocano e la porta chiusa è la peggiore delle prigioni…mi sento morire.</text:p>
      <text:p text:style-name="P38"/>
      <text:p text:style-name="P38">Sala Kenny: </text:p>
      <text:p text:style-name="P46">Questo posto è…una tortura.<text:line-break/>La Tv mi annoia, papà è sudato e il divano è stretto, non mi fa respirare…è sempre così appiccicoso.<text:line-break/>E poi ci sono le vetrate…una finestra sul mondo dove desidero stare…dove riesco a respirare. </text:p>
      <text:p text:style-name="P38"/>
      <text:p text:style-name="P38">Bagno Kenny: </text:p>
      <text:p text:style-name="P46">Io odio il bagno! La vasca è piccola, la stanza è piccola, l’acqua troppo calda, il vapore non mi fa respirare e c’è una finestra piccolissima…non mi piace stare qui.</text:p>
      <text:p text:style-name="P38"/>
      <text:p text:style-name="P46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6T20:20:39.327000000</dc:date>
    <meta:editing-duration>PT43M12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87" meta:word-count="601" meta:character-count="3625" meta:non-whitespace-character-count="3101"/>
  </office:meta>
</office:document-meta>
</file>